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8pt" style:font-size-asian="18pt" style:font-size-complex="18pt"/>
    </style:style>
    <style:style style:name="P2" style:family="paragraph" style:parent-style-name="Standard">
      <style:text-properties fo:font-size="11pt" style:font-size-asian="11pt" style:font-size-complex="11pt"/>
    </style:style>
    <style:style style:name="P3" style:family="paragraph" style:parent-style-name="Standard">
      <style:text-properties fo:font-size="12pt"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ello ! Welcome to this game ! If you don't know what it is about, you are exactly at the right place ! (if you already know... why are you here ?)</text:p>
      <text:p text:style-name="Standard">Have you ever wanted to be a famous person because you are the boss of a web site that manages passwords ? Millions of people have stored their passwords in your server ! That would be soooo amazing, right ? Well... In a few minutes... You won't have the same opinion... But before that, let's learn what you have to do !</text:p>
      <text:p text:style-name="Standard"/>
      <text:p text:style-name="P1">The objective</text:p>
      <text:p text:style-name="P3">Unfortunately, the karma strikked you ! You are rich and famous, but bugs can happen to anyone... The database which stores all the passwords is corrupted ! And customers (did we mention the use of the website is not free) are not happy at all ! Your mission is to uncorrupt the database, which is a file with extension .pwddb.</text:p>
      <text:p text:style-name="P2"/>
      <text:p text:style-name="P1">How to achieve your mission</text:p>
      <text:p text:style-name="P3">You can't use tools of your computer, because you are connected to the servers of your company. So you need to only use the tools of your company... Which can be counted on the fingers of your hand ! But, with a shell, you can almost do everything ! If you haven't already, check the list of commands by typing help in the prompt. There are 2 errors in the database, you have to find and fix them ! And you will receive mail of people who want to help you ! But... also people who don't really really want to help you... with Trojan horses, ransomwares, fishing (because they want you to watch a publicity because why not).</text:p>
      <text:p text:style-name="P3"/>
      <text:p text:style-name="P1">Good luck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eddy Roncin</meta:initial-creator>
    <meta:creation-date>2021-01-30T22:23:09.85</meta:creation-date>
    <meta:generator>OpenOffice/4.1.7$Win32 OpenOffice.org_project/417m1$Build-9800</meta:generator>
    <dc:date>2021-01-30T22:48:03.91</dc:date>
    <dc:creator>Teddy Roncin</dc:creator>
    <meta:editing-duration>PT24M51S</meta:editing-duration>
    <meta:editing-cycles>5</meta:editing-cycles>
    <meta:document-statistic meta:table-count="0" meta:image-count="0" meta:object-count="0" meta:page-count="1" meta:paragraph-count="7" meta:word-count="283" meta:character-count="1469"/>
  </office:meta>
</office:document-meta>
</file>